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s://www.fiverr.com/categories/video-animation/whiteboard-explainer-videos?source=category_tree" office:target-frame-name="_blank" xlink:show="new" text:style-name="Internet_20_link" text:visited-style-name="Visited_20_Internet_20_Link">Whiteboard &amp; Animated Explainers</text:a> </text:h>
      <text:p text:style-name="Text_20_body">Video &amp; Animation</text:p>
      <text:h text:style-name="Heading_20_3" text:outline-level="3"><text:a xlink:type="simple" xlink:href="https://www.fiverr.com/categories/writing-translation/book-and-ebook-writing" office:target-frame-name="_blank" xlink:show="new" text:style-name="Internet_20_link" text:visited-style-name="Visited_20_Internet_20_Link">Book &amp; eBook Writing - NEW!</text:a> </text:h>
      <text:p text:style-name="Text_20_body">Writing &amp; Translation</text:p>
      <text:h text:style-name="Heading_20_3" text:outline-level="3"><text:a xlink:type="simple" xlink:href="https://www.fiverr.com/categories/graphics-design/architectural-design-services" office:target-frame-name="_blank" xlink:show="new" text:style-name="Internet_20_link" text:visited-style-name="Visited_20_Internet_20_Link">Architecture &amp; Interior Design - NEW!</text:a> </text:h>
      <text:p text:style-name="Text_20_body">Graphics &amp; Design​</text:p>
      <text:h text:style-name="Heading_20_3" text:outline-level="3"><text:a xlink:type="simple" xlink:href="https://www.fiverr.com/categories/programming-tech/game-development?source=category_tree" office:target-frame-name="_blank" xlink:show="new" text:style-name="Internet_20_link" text:visited-style-name="Visited_20_Internet_20_Link">Game Development</text:a> </text:h>
      <text:p text:style-name="Text_20_body">Programming &amp; Tech</text:p>
      <text:h text:style-name="Heading_20_3" text:outline-level="3">$40 </text:h>
      <text:h text:style-name="Heading_20_3" text:outline-level="3"><text:a xlink:type="simple" xlink:href="https://www.fiverr.com/categories/programming-tech/web-cms-services" office:target-frame-name="_blank" xlink:show="new" text:style-name="Internet_20_link" text:visited-style-name="Visited_20_Internet_20_Link">Website Builders &amp; CMS</text:a> </text:h>
      <text:p text:style-name="Text_20_body">Programming &amp; Tech</text:p>
      <text:h text:style-name="Heading_20_3" text:outline-level="3"><text:a xlink:type="simple" xlink:href="https://www.fiverr.com/categories/programming-tech/mobile-app-services?source=category_tree" office:target-frame-name="_blank" xlink:show="new" text:style-name="Internet_20_link" text:visited-style-name="Visited_20_Internet_20_Link">Mobile Apps &amp; Web</text:a> </text:h>
      <text:p text:style-name="Text_20_body">Programming &amp; Tech</text:p>
      <text:h text:style-name="Heading_20_3" text:outline-level="3"><text:a xlink:type="simple" xlink:href="https://www.fiverr.com/categories/programming-tech/wordpress-services?source=category_tree" office:target-frame-name="_blank" xlink:show="new" text:style-name="Internet_20_link" text:visited-style-name="Visited_20_Internet_20_Link">WordPress</text:a> </text:h>
      <text:p text:style-name="Text_20_body">Programming &amp; Tech</text:p>
      <text:h text:style-name="Heading_20_3" text:outline-level="3"><text:a xlink:type="simple" xlink:href="https://www.fiverr.com/categories/graphics-design/web-plus-mobile-design?source=category_tree" office:target-frame-name="_blank" xlink:show="new" text:style-name="Internet_20_link" text:visited-style-name="Visited_20_Internet_20_Link">Web &amp; Mobile Design</text:a> </text:h>
      <text:p text:style-name="Text_20_body">Graphics &amp; Design</text:p>
      <text:h text:style-name="Heading_20_3" text:outline-level="3"><text:a xlink:type="simple" xlink:href="https://www.fiverr.com/categories/programming-tech/ecommerce-services" office:target-frame-name="_blank" xlink:show="new" text:style-name="Internet_20_link" text:visited-style-name="Visited_20_Internet_20_Link">E-Commerce Development</text:a> </text:h>
      <text:p text:style-name="Text_20_body">Programming &amp; Tech</text:p>
      <text:h text:style-name="Heading_20_3" text:outline-level="3">$30</text:h>
      <text:h text:style-name="Heading_20_3" text:outline-level="3"><text:a xlink:type="simple" xlink:href="https://www.fiverr.com/categories/programming-tech/web-programming-services" office:target-frame-name="_blank" xlink:show="new" text:style-name="Internet_20_link" text:visited-style-name="Visited_20_Internet_20_Link">Web Programming - NEW!</text:a> </text:h>
      <text:p text:style-name="Text_20_body">Programming &amp; Tech</text:p>
      <text:h text:style-name="Heading_20_3" text:outline-level="3"><text:a xlink:type="simple" xlink:href="https://www.fiverr.com/categories/online-marketing/search-engine-marketing" office:target-frame-name="_blank" xlink:show="new" text:style-name="Internet_20_link" text:visited-style-name="Visited_20_Internet_20_Link">SEM - NEW!</text:a> </text:h>
      <text:p text:style-name="Text_20_body">Digital Marketing</text:p>
      <text:h text:style-name="Heading_20_3" text:outline-level="3"><text:a xlink:type="simple" xlink:href="https://www.fiverr.com/categories/writing-translation/website-content" office:target-frame-name="_blank" xlink:show="new" text:style-name="Internet_20_link" text:visited-style-name="Visited_20_Internet_20_Link">Website Content - NEW!</text:a> </text:h>
      <text:p text:style-name="Text_20_body">Writing &amp; Translation</text:p>
      <text:h text:style-name="Heading_20_3" text:outline-level="3"><text:a xlink:type="simple" xlink:href="https://www.fiverr.com/categories/writing-translation/proofreading-editing" text:style-name="Internet_20_link" text:visited-style-name="Visited_20_Internet_20_Link">Proofreading &amp; Editing - NEW!</text:a> </text:h>
      <text:p text:style-name="Text_20_body">Writing &amp; Translation</text:p>
      <text:h text:style-name="Heading_20_3" text:outline-level="3"><text:soft-page-break/><text:a xlink:type="simple" xlink:href="https://www.fiverr.com/categories/graphics-design/product-design-services?source=category_tree" office:target-frame-name="_blank" xlink:show="new" text:style-name="Internet_20_link" text:visited-style-name="Visited_20_Internet_20_Link">3D Models &amp; Product Design</text:a> </text:h>
      <text:p text:style-name="Text_20_body">Graphics &amp; Design</text:p>
      <text:h text:style-name="Heading_20_3" text:outline-level="3"><text:a xlink:type="simple" xlink:href="https://www.fiverr.com/categories/graphics-design/product-packaging-design" office:target-frame-name="_blank" xlink:show="new" text:style-name="Internet_20_link" text:visited-style-name="Visited_20_Internet_20_Link">Packaging Design - NEW!</text:a> </text:h>
      <text:p text:style-name="Text_20_body">Graphics &amp; Design</text:p>
      <text:h text:style-name="Heading_20_3" text:outline-level="3"><text:a xlink:type="simple" xlink:href="https://www.fiverr.com/categories/business/business-plans" office:target-frame-name="_blank" xlink:show="new" text:style-name="Internet_20_link" text:visited-style-name="Visited_20_Internet_20_Link">Business Plans - NEW!</text:a> </text:h>
      <text:p text:style-name="Text_20_body">Business</text:p>
      <text:h text:style-name="Heading_20_3" text:outline-level="3"><text:a xlink:type="simple" xlink:href="https://www.fiverr.com/categories/programming-tech/data-analysis-services?source=category_tree" office:target-frame-name="_blank" xlink:show="new" text:style-name="Internet_20_link" text:visited-style-name="Visited_20_Internet_20_Link">Data Analysis &amp; Reports</text:a> </text:h>
      <text:p text:style-name="Text_20_body">Programming &amp; Tech</text:p>
      <text:h text:style-name="Heading_20_3" text:outline-level="3"><text:a xlink:type="simple" xlink:href="https://www.fiverr.com/categories/video-animation/short-video-ads" office:target-frame-name="_blank" xlink:show="new" text:style-name="Internet_20_link" text:visited-style-name="Visited_20_Internet_20_Link">Short Video Ads - NEW!</text:a> </text:h>
      <text:p text:style-name="Text_20_body">Video &amp; Animation</text:p>
      <text:h text:style-name="Heading_20_3" text:outline-level="3">$25</text:h>
      <text:h text:style-name="Heading_20_3" text:outline-level="3"><text:a xlink:type="simple" xlink:href="https://www.fiverr.com/categories/writing-translation/articles-blogposts?source=category_tree" office:target-frame-name="_blank" xlink:show="new" text:style-name="Internet_20_link" text:visited-style-name="Visited_20_Internet_20_Link">Articles &amp; Blog Posts</text:a> </text:h>
      <text:p text:style-name="Text_20_body">Writing &amp; Translation</text:p>
      <text:h text:style-name="Heading_20_3" text:outline-level="3"><text:a xlink:type="simple" xlink:href="https://www.fiverr.com/categories/business/virtual-assistant-services" office:target-frame-name="_blank" xlink:show="new" text:style-name="Internet_20_link" text:visited-style-name="Visited_20_Internet_20_Link">Virtual Assistant - NEW!</text:a> </text:h>
      <text:p text:style-name="Text_20_body">Business</text:p>
      <text:h text:style-name="Heading_20_3" text:outline-level="3"><text:a xlink:type="simple" xlink:href="https://www.fiverr.com/categories/graphics-design/digital-illustration?source=cathttps://www.fiverr.com/categories/graphics-design/digital-illustration?source=category_treeegory_tree" office:target-frame-name="_blank" xlink:show="new" text:style-name="Internet_20_link" text:visited-style-name="Visited_20_Internet_20_Link">Illustration</text:a> </text:h>
      <text:p text:style-name="Text_20_body">Graphics &amp; Design</text:p>
      <text:h text:style-name="Heading_20_3" text:outline-level="3"><text:a xlink:type="simple" xlink:href="https://www.fiverr.com/categories/online-marketing/e-commerce-marketing" office:target-frame-name="_blank" xlink:show="new" text:style-name="Internet_20_link" text:visited-style-name="Visited_20_Internet_20_Link">E-Commerce Marketing - NEW!</text:a> </text:h>
      <text:p text:style-name="Text_20_body">Digital Marketing</text:p>
      <text:h text:style-name="Heading_20_3" text:outline-level="3"><text:a xlink:type="simple" xlink:href="https://www.fiverr.com/categories/music-audio/voice-overs?source=category_tree" office:target-frame-name="_blank" xlink:show="new" text:style-name="Internet_20_link" text:visited-style-name="Visited_20_Internet_20_Link">Voice Over</text:a> </text:h>
      <text:p text:style-name="Text_20_body">Music &amp; Audio</text:p>
      <text:h text:style-name="Heading_20_3" text:outline-level="3"><text:a xlink:type="simple" xlink:href="https://www.fiverr.com/categories/writing-translation/quality-translation-services?source=category_tree" office:target-frame-name="_blank" xlink:show="new" text:style-name="Internet_20_link" text:visited-style-name="Visited_20_Internet_20_Link">Translation</text:a> </text:h>
      <text:p text:style-name="Text_20_body">Writing &amp; Translation</text:p>
      <text:h text:style-name="Heading_20_3" text:outline-level="3"><text:a xlink:type="simple" xlink:href="https://www.fiverr.com/categories/writing-translation/product-description" office:target-frame-name="_blank" xlink:show="new" text:style-name="Internet_20_link" text:visited-style-name="Visited_20_Internet_20_Link">Product Descriptions - NEW!</text:a> </text:h>
      <text:p text:style-name="Text_20_body">Writing &amp; Translation</text:p>
      <text:h text:style-name="Heading_20_3" text:outline-level="3">$15</text:h>
      <text:h text:style-name="Heading_20_3" text:outline-level="3">All Other Categories 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3:18:19.330788738</meta:creation-date>
    <dc:date>2020-02-19T13:19:28.245600669</dc:date>
    <meta:editing-duration>PT1M10S</meta:editing-duration>
    <meta:editing-cycles>1</meta:editing-cycles>
    <meta:document-statistic meta:table-count="0" meta:image-count="0" meta:object-count="0" meta:page-count="2" meta:paragraph-count="55" meta:word-count="167" meta:character-count="1025" meta:non-whitespace-character-count="885"/>
    <meta:generator>LibreOffice/6.0.7.3$Linux_X86_64 LibreOffice_project/00m0$Build-3</meta:generator>
  </office:meta>
</office:document-meta>
</file>